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A6D0000001A0000001AC5F2EDF386F2F5BC.svg" manifest:media-type="image/svg+xml"/>
  <manifest:file-entry manifest:full-path="Pictures/10000C2C0000001A0000001A78625F736C5E24CC.svg" manifest:media-type="image/svg+xml"/>
  <manifest:file-entry manifest:full-path="Pictures/100004690000001A0000001A2E5ABDEF5C48FE8F.svg" manifest:media-type="image/svg+xml"/>
  <manifest:file-entry manifest:full-path="Pictures/10000D0F0000001A0000001AAF608BA738469E09.svg" manifest:media-type="image/svg+xml"/>
  <manifest:file-entry manifest:full-path="Pictures/100005210000001A0000001ADF7AC933C73386C3.svg" manifest:media-type="image/svg+xml"/>
  <manifest:file-entry manifest:full-path="Pictures/10000F450000001A0000001A39CCB2C1AC13783A.svg" manifest:media-type="image/svg+xml"/>
  <manifest:file-entry manifest:full-path="Pictures/100000010000000100000001D9E7FAF9D5F2FF47.png" manifest:media-type="image/png"/>
  <manifest:file-entry manifest:full-path="Pictures/100000000000020100000039A6CFFA5F005250D1.png" manifest:media-type="image/png"/>
  <manifest:file-entry manifest:full-path="Pictures/100004C90000001A0000001A489E4CF85E0E8448.svg" manifest:media-type="image/svg+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Mono_4.ttf" manifest:media-type="application/x-font-ttf"/>
  <manifest:file-entry manifest:full-path="Fonts/Font_Liberation_Mono_3.ttf" manifest:media-type="application/x-font-ttf"/>
  <manifest:file-entry manifest:full-path="Fonts/Font_Liberation_Serif_4.ttf" manifest:media-type="application/x-font-ttf"/>
  <manifest:file-entry manifest:full-path="Fonts/Font_Liberation_Mono_2.ttf" manifest:media-type="application/x-font-ttf"/>
  <manifest:file-entry manifest:full-path="Fonts/Font_Liberation_Serif_3.ttf" manifest:media-type="application/x-font-ttf"/>
  <manifest:file-entry manifest:full-path="Fonts/Font_Liberation_Mono_1.ttf" manifest:media-type="application/x-font-ttf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List_20_Contents">
      <style:paragraph-properties fo:margin-left="0cm" fo:margin-right="0cm" fo:margin-top="0cm" fo:margin-bottom="0.499cm" style:contextual-spacing="false" fo:text-indent="0cm" style:auto-text-indent="false"/>
      <style:text-properties fo:font-size="14pt" officeooo:paragraph-rsid="00091bb4" style:font-size-asian="14pt" style:font-size-complex="14pt"/>
    </style:style>
    <style:style style:name="P2" style:family="paragraph" style:parent-style-name="Text_20_body">
      <style:text-properties fo:font-size="14pt" officeooo:paragraph-rsid="00091bb4" style:font-size-asian="14pt" style:font-size-complex="14pt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14pt" officeooo:paragraph-rsid="00093d20" style:font-size-asian="14pt" style:font-size-complex="14pt"/>
    </style:style>
    <style:style style:name="P4" style:family="paragraph" style:parent-style-name="Text_20_body">
      <style:text-properties fo:font-size="14pt" officeooo:paragraph-rsid="00093d20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uk" fo:country="UA" officeooo:paragraph-rsid="0008e529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-0.663cm" fo:margin-top="0cm" fo:margin-bottom="0cm" style:contextual-spacing="false" fo:line-height="150%" fo:text-align="end" style:justify-single-word="false" fo:text-indent="0cm" style:auto-text-indent="false"/>
      <style:text-properties style:font-name="Liberation Serif" fo:font-size="14pt" fo:language="uk" fo:country="UA" officeooo:paragraph-rsid="0008e529" style:font-size-asian="14pt" style:font-name-complex="Times New Roman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eration Serif" fo:font-size="14pt" fo:language="uk" fo:country="UA" fo:font-weight="bold" officeooo:paragraph-rsid="000a35e9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uk" fo:country="UA" fo:font-weight="normal" officeooo:rsid="000a35e9" officeooo:paragraph-rsid="000a35e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eration Serif" fo:font-size="14pt" fo:language="uk" fo:country="UA" fo:font-weight="normal" officeooo:rsid="000a35e9" officeooo:paragraph-rsid="000a35e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fo:font-weight="bold" officeooo:paragraph-rsid="0008e529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13ff15" officeooo:paragraph-rsid="000b3508" fo:background-color="transparent" style:font-size-asian="14pt" style:font-weight-asian="bold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0d02ed" officeooo:paragraph-rsid="000d02ed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solid" draw:fill-color="#2b2b2b"/>
      <style:paragraph-properties fo:margin-top="0cm" fo:margin-bottom="0cm" style:contextual-spacing="false" fo:line-height="100%" fo:text-align="start" style:justify-single-word="false" fo:background-color="#2b2b2b" fo:padding="0cm" fo:border="none" style:shadow="non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0d02ed" officeooo:paragraph-rsid="000d02ed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0d02ed" officeooo:paragraph-rsid="000d02ed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bold" officeooo:rsid="000d02ed" officeooo:paragraph-rsid="000d02ed" fo:background-color="transparent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officeooo:paragraph-rsid="0008e529" style:font-size-asian="14pt" style:font-name-complex="Times New Roman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a35e9" officeooo:paragraph-rsid="000b3508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a35e9" officeooo:paragraph-rsid="000b3508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solid" draw:fill-color="#2b2b2b"/>
      <style:paragraph-properties fo:margin-top="0cm" fo:margin-bottom="0cm" style:contextual-spacing="false" fo:line-height="100%" fo:text-align="start" style:justify-single-word="false" fo:background-color="#2b2b2b" fo:padding="0cm" fo:border="none" style:shadow="non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a35e9" officeooo:paragraph-rsid="000b3508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13ff15" officeooo:paragraph-rsid="000b3508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officeooo:paragraph-rsid="0008e529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officeooo:paragraph-rsid="0008e529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8e529" style:font-size-asian="14pt" style:font-size-complex="14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Liberation Serif" fo:font-size="14pt" officeooo:paragraph-rsid="000a35e9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officeooo:paragraph-rsid="000b3508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font-weight="bold" officeooo:paragraph-rsid="000b3508" style:font-size-asian="14pt" style:font-weight-asian="bold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6pt" fo:font-weight="bold" officeooo:paragraph-rsid="0008e529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6pt" fo:language="uk" fo:country="UA" fo:font-weight="bold" officeooo:rsid="000a35e9" officeooo:paragraph-rsid="000b3508" fo:background-color="transparent" style:font-size-asian="14pt" style:font-weight-asian="bold" style:font-size-complex="16pt" style:font-weight-complex="bold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Liberation Serif" fo:font-size="16pt" fo:language="uk" fo:country="UA" fo:font-weight="bold" officeooo:rsid="000a35e9" officeooo:paragraph-rsid="000a35e9" style:font-size-asian="14pt" style:font-weight-asian="bold" style:font-size-complex="16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3.5pt" fo:language="ru" fo:country="RU" officeooo:paragraph-rsid="000b3508" style:font-size-asian="14pt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officeooo:paragraph-rsid="000b3508"/>
    </style:style>
    <style:style style:name="P35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uk" fo:country="UA" officeooo:paragraph-rsid="0008e529" style:font-name-asian="Times New Roman" style:font-size-asian="14pt" style:font-name-complex="Times New Roman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Mono" fo:font-size="14pt" fo:language="uk" fo:country="UA" officeooo:paragraph-rsid="0008e529" style:font-name-asian="Times New Roman" style:font-size-asian="14pt" style:font-name-complex="Times New Roman" style:font-size-complex="14pt" style:font-weight-complex="bold"/>
    </style:style>
    <style:style style:name="P37" style:family="paragraph" style:parent-style-name="Standard">
      <loext:graphic-properties draw:fill="solid" draw:fill-color="#2b2b2b"/>
      <style:paragraph-properties fo:margin-top="0cm" fo:margin-bottom="0cm" style:contextual-spacing="false" fo:line-height="100%" fo:text-align="start" style:justify-single-word="false" fo:background-color="#2b2b2b" fo:padding="0cm" fo:border="none" style:shadow="non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officeooo:paragraph-rsid="000d02ed"/>
    </style:style>
    <style:style style:name="P38" style:family="paragraph" style:parent-style-name="Text_20_body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officeooo:paragraph-rsid="0008e529"/>
    </style:style>
    <style:style style:name="P39" style:family="paragraph" style:parent-style-name="Standard">
      <style:text-properties fo:color="#080808" loext:opacity="100%" style:font-name="Liberation Serif" fo:font-size="14pt" officeooo:paragraph-rsid="00093d20" style:font-name-asian="Times New Roman" style:font-size-asian="14pt" style:font-name-complex="Courier New" style:font-size-complex="14pt"/>
    </style:style>
    <style:style style:name="P4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80808" loext:opacity="100%" style:font-name="Liberation Serif" fo:font-size="14pt" officeooo:paragraph-rsid="00093d20" style:font-name-asian="Times New Roman" style:font-size-asian="14pt" style:font-name-complex="Courier New" style:font-size-complex="14pt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Liberation Mono" fo:font-size="14pt" fo:language="uk" fo:country="UA" fo:font-weight="normal" officeooo:paragraph-rsid="000a35e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Mono" fo:font-size="14pt" fo:language="ru" fo:country="RU" fo:font-weight="normal" officeooo:rsid="0013ff15" officeooo:paragraph-rsid="000b3508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serif" fo:font-size="13.5pt" fo:language="ru" fo:country="RU" officeooo:paragraph-rsid="000b3508" fo:background-color="transparent"/>
    </style:style>
    <style:style style:name="P44" style:family="paragraph" style:parent-style-name="Text_20_body">
      <style:text-properties officeooo:paragraph-rsid="00091bb4"/>
    </style:style>
    <style:style style:name="P45" style:family="paragraph" style:parent-style-name="Text_20_body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uk" fo:country="UA" officeooo:paragraph-rsid="0008e529" style:font-name-asian="Times New Roman" style:font-size-asian="14pt" style:font-name-complex="Times New Roman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ru" fo:country="RU" fo:font-weight="bold" officeooo:paragraph-rsid="0008e529" style:font-name-asian="Times New Roman" style:font-size-asian="14pt" style:font-weight-asian="bold" style:font-name-complex="Times New Roman" style:font-size-complex="14pt" style:font-weight-complex="bold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4pt" fo:language="ru" fo:country="RU" fo:font-weight="bold" officeooo:paragraph-rsid="000a35e9" style:font-name-asian="Times New Roman" style:font-size-asian="14pt" style:font-weight-asian="bold" style:font-name-complex="Times New Roman" style:font-size-complex="14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font-name="Liberation Serif" fo:font-size="14pt" fo:language="ru" fo:country="RU" fo:font-weight="normal" officeooo:rsid="000a35e9" officeooo:paragraph-rsid="000b3508" fo:background-color="transparent" style:font-name-asian="Times New Roman" style:font-size-asian="14pt" style:font-weight-asian="normal" style:font-name-complex="Times New Roman" style:font-size-complex="14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fo:color="#000000" loext:opacity="100%" style:text-position="0% 100%" style:font-name="Liberation Serif" fo:font-size="14pt" fo:language="ru" fo:country="RU" fo:font-weight="bold" officeooo:rsid="000b3508" officeooo:paragraph-rsid="000b3508" fo:background-color="transparent" style:font-name-asian="Times New Roman" style:font-size-asian="14pt" style:font-weight-asian="bold" style:font-name-complex="Times New Roman" style:font-size-complex="14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4pt" fo:language="ru" fo:country="RU" fo:font-weight="normal" officeooo:rsid="000b3508" officeooo:paragraph-rsid="000b3508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52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Liberation Serif" fo:font-size="14pt" fo:language="ru" fo:country="RU" fo:font-weight="normal" officeooo:rsid="000efb96" officeooo:paragraph-rsid="000d1839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4pt" fo:language="ru" fo:country="RU" fo:font-weight="normal" officeooo:rsid="000d02ed" officeooo:paragraph-rsid="000d02ed" fo:background-color="transparent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4pt" fo:language="ru" fo:country="RU" fo:font-weight="bold" officeooo:rsid="000d02ed" officeooo:paragraph-rsid="000d02ed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6pt" fo:language="ru" fo:country="RU" fo:font-weight="bold" officeooo:rsid="000d02ed" officeooo:paragraph-rsid="000d02ed" fo:background-color="transparent" style:font-size-asian="14pt" style:font-weight-asian="bold" style:font-size-complex="16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Serif" fo:font-size="16pt" fo:language="uk" fo:country="UA" fo:font-weight="bold" officeooo:rsid="000d02ed" officeooo:paragraph-rsid="000d1839" fo:background-color="transparent" style:font-size-asian="16pt" style:font-weight-asian="bold" style:font-size-complex="16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Mono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text-position="0% 100%" style:font-name="Liberation Mono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.454cm"/>
          <style:tab-stop style:position="3.935cm"/>
          <style:tab-stop style:position="5.417cm"/>
          <style:tab-stop style:position="5.911cm"/>
          <style:tab-stop style:position="7.392cm"/>
          <style:tab-stop style:position="9.051cm"/>
          <style:tab-stop style:position="10.709cm"/>
          <style:tab-stop style:position="12.367cm"/>
          <style:tab-stop style:position="13.002cm"/>
        </style:tab-stops>
      </style:paragraph-properties>
      <style:text-properties style:font-name="Liberation Serif" fo:font-size="14pt" fo:language="ru" fo:country="RU" fo:font-weight="normal" officeooo:rsid="000d02ed" officeooo:paragraph-rsid="000d02ed" fo:background-color="transparent" style:font-size-asian="14pt" style:font-weight-asian="normal" style:font-size-complex="14pt" style:font-weight-complex="normal"/>
    </style:style>
    <style:style style:name="P6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language="ru" fo:country="RU" officeooo:paragraph-rsid="000d1839" style:font-size-asian="14pt" style:font-size-complex="14pt"/>
    </style:style>
    <style:style style:name="T1" style:family="text">
      <style:text-properties officeooo:rsid="0001e6bb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name-complex="Times New Roman"/>
    </style:style>
    <style:style style:name="T4" style:family="text">
      <style:text-properties fo:language="uk" fo:country="UA" fo:font-style="italic" style:font-style-asian="italic" style:font-name-complex="Times New Roman"/>
    </style:style>
    <style:style style:name="T5" style:family="text">
      <style:text-properties fo:language="uk" fo:country="UA" fo:font-style="italic" officeooo:rsid="0001e6bb" style:font-style-asian="italic" style:font-name-complex="Times New Roman"/>
    </style:style>
    <style:style style:name="T6" style:family="text">
      <style:text-properties officeooo:rsid="0008e529"/>
    </style:style>
    <style:style style:name="T7" style:family="text">
      <style:text-properties fo:color="#000000" loext:opacity="100%" fo:language="uk" fo:country="UA" style:font-name-asian="Times New Roman" style:font-name-complex="Times New Roman"/>
    </style:style>
    <style:style style:name="T8" style:family="text">
      <style:text-properties fo:color="#000000" loext:opacity="100%" fo:language="uk" fo:country="UA" fo:font-weight="bold" style:font-name-asian="Times New Roman" style:font-weight-asian="bold" style:font-name-complex="Times New Roman" style:font-weight-complex="bold"/>
    </style:style>
    <style:style style:name="T9" style:family="text">
      <style:text-properties fo:color="#000000" loext:opacity="100%" style:font-name-asian="Times New Roman" style:font-name-complex="Times New Roman"/>
    </style:style>
    <style:style style:name="T10" style:family="text">
      <style:text-properties fo:color="#000000" loext:opacity="100%" officeooo:rsid="000b3508" style:font-name-asian="Times New Roman" style:font-name-complex="Times New Roman"/>
    </style:style>
    <style:style style:name="T11" style:family="text">
      <style:text-properties fo:color="#000000" loext:opacity="100%" style:font-name="Liberation Serif" fo:font-size="14pt" fo:language="uk" fo:country="UA" style:font-name-asian="Times New Roman" style:font-size-asian="14pt" style:font-name-complex="Times New Roman" style:font-size-complex="14pt" style:font-weight-complex="bold"/>
    </style:style>
    <style:style style:name="T12" style:family="text">
      <style:text-properties fo:color="#000000" loext:opacity="100%" style:font-name="Liberation Serif" fo:font-size="14pt" fo:language="uk" fo:country="UA" officeooo:rsid="00091bb4" style:font-name-asian="Times New Roman" style:font-size-asian="14pt" style:font-name-complex="Times New Roman" style:font-size-complex="14pt" style:font-weight-complex="bold"/>
    </style:style>
    <style:style style:name="T13" style:family="text">
      <style:text-properties fo:color="#000000" loext:opacity="100%" style:font-name="Liberation Serif" fo:font-size="14pt" fo:language="uk" fo:country="UA" fo:font-weight="bold" style:font-name-asian="Times New Roman" style:font-size-asian="14pt" style:font-name-complex="Times New Roman" style:font-size-complex="14pt" style:font-weight-complex="bold"/>
    </style:style>
    <style:style style:name="T14" style:family="text">
      <style:text-properties fo:color="#000000" loext:opacity="100%" fo:language="ru" fo:country="RU" fo:font-weight="bold" style:font-name-asian="Times New Roman" style:font-weight-asian="bold" style:font-name-complex="Times New Roman" style:font-weight-complex="bold"/>
    </style:style>
    <style:style style:name="T15" style:family="text">
      <style:text-properties fo:color="#000000" loext:opacity="100%" style:text-position="super 58%" style:font-name="Liberation Serif" fo:font-size="14pt" fo:language="uk" fo:country="UA" officeooo:rsid="00091bb4" style:font-name-asian="Times New Roman" style:font-size-asian="14pt" style:font-name-complex="Times New Roman" style:font-size-complex="14pt" style:font-weight-complex="bold"/>
    </style:style>
    <style:style style:name="T16" style:family="text">
      <style:text-properties fo:color="#000000" loext:opacity="100%" style:text-position="0% 100%" style:font-name="Liberation Serif" fo:font-size="14pt" fo:language="uk" fo:country="UA" officeooo:rsid="00091bb4" style:font-name-asian="Times New Roman" style:font-size-asian="14pt" style:font-name-complex="Times New Roman" style:font-size-complex="14pt" style:font-weight-complex="bold"/>
    </style:style>
    <style:style style:name="T17" style:family="text">
      <style:text-properties fo:color="#000000" loext:opacity="100%" style:text-position="0% 100%" officeooo:rsid="000b3508" style:font-name-asian="Times New Roman" style:font-name-complex="Times New Roman"/>
    </style:style>
    <style:style style:name="T18" style:family="text">
      <style:text-properties fo:color="#000000" loext:opacity="100%" fo:font-weight="bold" style:font-name-asian="Times New Roman" style:font-weight-asian="bold" style:font-name-complex="Times New Roman" style:font-weight-complex="bold"/>
    </style:style>
    <style:style style:name="T19" style:family="text">
      <style:text-properties fo:color="#000000" loext:opacity="100%" style:text-position="sub 58%" officeooo:rsid="000b3508" style:font-name-asian="Times New Roman" style:font-name-complex="Times New Roman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df531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091bb4" style:font-size-asian="14pt" style:font-size-complex="14pt"/>
    </style:style>
    <style:style style:name="T24" style:family="text">
      <style:text-properties fo:font-size="14pt" officeooo:rsid="000df531" style:font-size-asian="14pt" style:font-size-complex="14pt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08e529"/>
    </style:style>
    <style:style style:name="T27" style:family="text">
      <style:text-properties style:text-position="super 58%" fo:font-size="14pt" officeooo:rsid="00091bb4" style:font-size-asian="14pt" style:font-size-complex="14pt"/>
    </style:style>
    <style:style style:name="T28" style:family="text">
      <style:text-properties style:text-position="super 58%" fo:font-weight="normal" style:font-weight-asian="normal" style:font-weight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08e529"/>
    </style:style>
    <style:style style:name="T31" style:family="text">
      <style:text-properties style:text-position="0% 100%" fo:font-size="14pt" officeooo:rsid="00091bb4" style:font-size-asian="14pt" style:font-size-complex="14pt"/>
    </style:style>
    <style:style style:name="T32" style:family="text">
      <style:text-properties style:text-position="0% 100%" officeooo:rsid="000b3508"/>
    </style:style>
    <style:style style:name="T33" style:family="text">
      <style:text-properties style:text-position="0% 100%" officeooo:rsid="0013ff15"/>
    </style:style>
    <style:style style:name="T34" style:family="text">
      <style:text-properties style:text-position="0% 100%" fo:font-weight="normal" style:font-weight-asian="normal" style:font-weight-complex="normal"/>
    </style:style>
    <style:style style:name="T35" style:family="text">
      <style:text-properties officeooo:rsid="00091bb4"/>
    </style:style>
    <style:style style:name="T36" style:family="text">
      <style:text-properties officeooo:rsid="00093d20"/>
    </style:style>
    <style:style style:name="T37" style:family="text">
      <style:text-properties fo:color="#cc7832" loext:opacity="100%" style:font-name="DejaVu Sans Mono" fo:font-size="9pt" fo:font-style="normal" fo:font-weight="normal" style:font-size-asian="9pt" style:font-style-asian="normal" style:font-weight-asian="normal"/>
    </style:style>
    <style:style style:name="T38" style:family="text">
      <style:text-properties fo:color="#cc7832" loext:opacity="100%" style:font-name="DejaVu Sans Mono" fo:font-size="9pt" fo:font-style="normal" style:font-size-asian="9pt" style:font-style-asian="normal"/>
    </style:style>
    <style:style style:name="T39" style:family="text">
      <style:text-properties fo:color="#cc7832" loext:opacity="100%" style:font-name="DejaVu Sans Mono" fo:font-size="9pt" fo:language="ru" fo:country="RU" fo:font-style="normal" fo:font-weight="normal" officeooo:rsid="000d02ed" fo:background-color="transparent" loext:char-shading-value="0" style:font-size-asian="9pt" style:font-style-asian="normal" style:font-weight-asian="normal" style:font-size-complex="14pt" style:font-weight-complex="normal"/>
    </style:style>
    <style:style style:name="T40" style:family="text">
      <style:text-properties fo:color="#a9b7c6" loext:opacity="100%" style:font-name="DejaVu Sa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a9b7c6" loext:opacity="100%" style:font-name="DejaVu Sans Mono" fo:font-size="9pt" fo:font-style="normal" style:font-size-asian="9pt" style:font-style-asian="normal"/>
    </style:style>
    <style:style style:name="T42" style:family="text">
      <style:text-properties fo:color="#a9b7c6" loext:opacity="100%" style:font-name="DejaVu Sans Mono" fo:font-size="9pt" fo:font-style="italic" fo:font-weight="normal" style:font-size-asian="9pt" style:font-style-asian="italic" style:font-weight-asian="normal"/>
    </style:style>
    <style:style style:name="T43" style:family="text">
      <style:text-properties fo:color="#a9b7c6" loext:opacity="100%" style:font-name="DejaVu Sans Mono" fo:font-size="9pt" fo:font-style="italic" style:font-size-asian="9pt" style:font-style-asian="italic"/>
    </style:style>
    <style:style style:name="T44" style:family="text">
      <style:text-properties fo:color="#a9b7c6" loext:opacity="100%" style:font-name="DejaVu Sans Mono" fo:font-size="9pt" fo:language="ru" fo:country="RU" fo:font-style="normal" fo:font-weight="normal" officeooo:rsid="000d02ed" fo:background-color="transparent" loext:char-shading-value="0" style:font-size-asian="9pt" style:font-style-asian="normal" style:font-weight-asian="normal" style:font-size-complex="14pt" style:font-weight-complex="normal"/>
    </style:style>
    <style:style style:name="T45" style:family="text">
      <style:text-properties fo:color="#a9b7c6" loext:opacity="100%" style:font-name="DejaVu Sans Mono" fo:font-size="9pt" fo:language="ru" fo:country="RU" fo:font-style="italic" fo:font-weight="normal" officeooo:rsid="000d02ed" fo:background-color="transparent" loext:char-shading-value="0" style:font-size-asian="9pt" style:font-style-asian="italic" style:font-weight-asian="normal" style:font-size-complex="14pt" style:font-weight-complex="normal"/>
    </style:style>
    <style:style style:name="T46" style:family="text">
      <style:text-properties fo:color="#808080" loext:opacity="100%" style:font-name="DejaVu Sans Mono" fo:font-size="9pt" fo:font-style="normal" fo:font-weight="normal" style:font-size-asian="9pt" style:font-style-asian="normal" style:font-weight-asian="normal"/>
    </style:style>
    <style:style style:name="T47" style:family="text">
      <style:text-properties fo:color="#808080" loext:opacity="100%" style:font-name="DejaVu Sans Mono" fo:font-size="9pt" fo:font-style="normal" style:font-size-asian="9pt" style:font-style-asian="normal"/>
    </style:style>
    <style:style style:name="T48" style:family="text">
      <style:text-properties fo:color="#9876aa" loext:opacity="100%" style:font-name="DejaVu Sans Mono" fo:font-size="9pt" fo:font-style="normal" fo:font-weight="normal" style:font-size-asian="9pt" style:font-style-asian="normal" style:font-weight-asian="normal"/>
    </style:style>
    <style:style style:name="T49" style:family="text">
      <style:text-properties fo:color="#9876aa" loext:opacity="100%" style:font-name="DejaVu Sans Mono" fo:font-size="9pt" fo:font-style="normal" style:font-size-asian="9pt" style:font-style-asian="normal"/>
    </style:style>
    <style:style style:name="T50" style:family="text">
      <style:text-properties fo:color="#9876aa" loext:opacity="100%" style:font-name="DejaVu Sans Mono" fo:font-size="9pt" fo:font-style="italic" fo:font-weight="normal" style:font-size-asian="9pt" style:font-style-asian="italic" style:font-weight-asian="normal"/>
    </style:style>
    <style:style style:name="T51" style:family="text">
      <style:text-properties fo:color="#9876aa" loext:opacity="100%" style:font-name="DejaVu Sans Mono" fo:font-size="9pt" fo:font-style="italic" style:font-size-asian="9pt" style:font-style-asian="italic"/>
    </style:style>
    <style:style style:name="T52" style:family="text">
      <style:text-properties fo:color="#ffc66d" loext:opacity="100%" style:font-name="DejaVu Sans Mono" fo:font-size="9pt" fo:font-style="normal" fo:font-weight="normal" style:font-size-asian="9pt" style:font-style-asian="normal" style:font-weight-asian="normal"/>
    </style:style>
    <style:style style:name="T53" style:family="text">
      <style:text-properties fo:color="#ffc66d" loext:opacity="100%" style:font-name="DejaVu Sans Mono" fo:font-size="9pt" fo:font-style="normal" style:font-size-asian="9pt" style:font-style-asian="normal"/>
    </style:style>
    <style:style style:name="T54" style:family="text">
      <style:text-properties fo:color="#6897bb" loext:opacity="100%" style:font-name="DejaVu Sans Mono" fo:font-size="9pt" fo:font-style="normal" fo:font-weight="normal" style:font-size-asian="9pt" style:font-style-asian="normal" style:font-weight-asian="normal"/>
    </style:style>
    <style:style style:name="T55" style:family="text">
      <style:text-properties fo:color="#6897bb" loext:opacity="100%" style:font-name="DejaVu Sans Mono" fo:font-size="9pt" fo:font-style="normal" style:font-size-asian="9pt" style:font-style-asian="normal"/>
    </style:style>
    <style:style style:name="T56" style:family="text">
      <style:text-properties fo:color="#6897bb" loext:opacity="100%" style:font-name="DejaVu Sans Mono" fo:font-size="9pt" fo:language="ru" fo:country="RU" fo:font-style="normal" fo:font-weight="normal" officeooo:rsid="000d02ed" fo:background-color="transparent" loext:char-shading-value="0" style:font-size-asian="9pt" style:font-style-asian="normal" style:font-weight-asian="normal" style:font-size-complex="14pt" style:font-weight-complex="normal"/>
    </style:style>
    <style:style style:name="T57" style:family="text">
      <style:text-properties fo:color="#6a8759" loext:opacity="100%" style:font-name="DejaVu Sans Mono" fo:font-size="9pt" fo:font-style="normal" fo:font-weight="normal" style:font-size-asian="9pt" style:font-style-asian="normal" style:font-weight-asian="normal"/>
    </style:style>
    <style:style style:name="T58" style:family="text">
      <style:text-properties fo:color="#6a8759" loext:opacity="100%" style:font-name="DejaVu Sans Mono" fo:font-size="9pt" fo:font-style="normal" style:font-size-asian="9pt" style:font-style-asian="normal"/>
    </style:style>
    <style:style style:name="T59" style:family="text">
      <style:text-properties fo:font-size="13.5pt" fo:language="ru" fo:country="RU"/>
    </style:style>
    <style:style style:name="T60" style:family="text">
      <style:text-properties fo:font-size="13.5pt" fo:language="ru" fo:country="RU" officeooo:rsid="000efb96" style:font-size-asian="14pt" style:font-size-complex="14pt"/>
    </style:style>
    <style:style style:name="T61" style:family="text">
      <style:text-properties fo:font-size="13.5pt" fo:language="ru" fo:country="RU" fo:background-color="transparent" loext:char-shading-value="0"/>
    </style:style>
    <style:style style:name="T62" style:family="text">
      <style:text-properties fo:font-size="13.5pt" fo:language="ru" fo:country="RU" officeooo:rsid="000efb96" fo:background-color="transparent" loext:char-shading-value="0" style:font-size-asian="14pt" style:font-size-complex="14pt"/>
    </style:style>
    <style:style style:name="T63" style:family="text">
      <style:text-properties officeooo:rsid="000b3508"/>
    </style:style>
    <style:style style:name="T64" style:family="text">
      <style:text-properties style:font-name="Liberation Serif" fo:font-size="14pt" fo:language="ru" fo:country="RU" fo:font-weight="normal" officeooo:rsid="000d02ed" fo:background-color="transparent" loext:char-shading-value="0" style:font-size-asian="14pt" style:font-weight-asian="normal" style:font-size-complex="14pt" style:font-weight-complex="normal"/>
    </style:style>
    <style:style style:name="T65" style:family="text">
      <style:text-properties officeooo:rsid="000d183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КИЇВСЬКИЙ НАЦІОНАЛЬНИЙ УНІВЕРСИТЕТ</text:p>
      <text:p text:style-name="P11">ІМЕНІ ТАРАСА ШЕВЧЕНКА</text:p>
      <text:p text:style-name="P24">Факультет комп’ютерних наук та кібернетики</text:p>
      <text:p text:style-name="P24">Кафедра інтелектуальних програмних систем</text:p>
      <text:p text:style-name="P24"/>
      <text:p text:style-name="P24"/>
      <text:p text:style-name="P24"/>
      <text:p text:style-name="P24"/>
      <text:p text:style-name="P24"/>
      <text:p text:style-name="P24"/>
      <text:p text:style-name="P11">Лабораторна робота №<text:span text:style-name="T6">4</text:span></text:p>
      <text:p text:style-name="P17">з предмету «Математичні основи захисту інформації»</text:p>
      <text:p text:style-name="P25"><text:span text:style-name="T3">Вар</text:span><text:span text:style-name="T4">іант №</text:span><text:span text:style-name="T5">1</text:span><text:span text:style-name="T4">3</text:span></text:p>
      <text:p text:style-name="P6"/>
      <text:p text:style-name="P6"/>
      <text:p text:style-name="P6"><text:bookmark text:name="_GoBack"/></text:p>
      <text:p text:style-name="P6"/>
      <text:p text:style-name="P6"/>
      <text:p text:style-name="P7">Підготува<text:span text:style-name="T1">в</text:span>:</text:p>
      <text:p text:style-name="P7">Грищенко Юрій, ІПС-4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иїв – 2022</text:p>
      <text:p text:style-name="P30"><text:soft-page-break/><text:span text:style-name="T7">Завдання</text:span><text:span text:style-name="T9"> 1</text:span><text:span text:style-name="T7">.</text:span></text:p>
      <text:p text:style-name="P35">Визначити, чи існують такі числа p,q, що число n є різницею їх квадратів. Які при цьому числа r та s, що n є їх добутком?</text:p>
      <text:p text:style-name="P35"/>
      <text:p text:style-name="P36">1. n = 14873 <text:s text:c="3"/></text:p>
      <text:p text:style-name="P36"><text:s text:c="3"/>Відповідь:</text:p>
      <text:p text:style-name="P36"><text:s text:c="3"/>а) не існують </text:p>
      <text:p text:style-name="P36"><text:s text:c="3"/>б) p = 123 <text:s text:c="47"/></text:p>
      <text:p text:style-name="P36"><text:s text:c="6"/>q = 16 <text:s text:c="18"/></text:p>
      <text:p text:style-name="P36"><text:s text:c="6"/>r = 139 <text:s text:c="3"/></text:p>
      <text:p text:style-name="P36"><text:s text:c="6"/>s = 107 <text:s text:c="3"/></text:p>
      <text:p text:style-name="P36">2. n = 284350889 <text:s text:c="7"/></text:p>
      <text:p text:style-name="P36"><text:s text:c="3"/>Відповідь:</text:p>
      <text:p text:style-name="P36"><text:s text:c="3"/>а) не існують </text:p>
      <text:p text:style-name="P36"><text:s text:c="3"/>б) p = 16875 <text:s text:c="46"/></text:p>
      <text:p text:style-name="P36"><text:s text:c="6"/>q = 644</text:p>
      <text:p text:style-name="P36"><text:s text:c="6"/>r = 17519 <text:s text:c="7"/></text:p>
      <text:p text:style-name="P36"><text:s text:c="6"/>s = 16231</text:p>
      <text:p text:style-name="P46"/>
      <text:p text:style-name="P26"><text:span text:style-name="T14">Теор</text:span><text:span text:style-name="T8">ія</text:span></text:p>
      <text:p text:style-name="P38"><text:span text:style-name="T13">Метод факторизації Ферма </text:span><text:span text:style-name="T11">— алгоритм факторизації (розклад на множники) непарного цілого числа </text:span><text:span text:style-name="T13">n</text:span><text:span text:style-name="T11">, представлений П'єром Ферма у 1643 році. </text:span></text:p>
      <text:p text:style-name="P2">Метод заснований на пошуку таких цілих чисел <draw:frame draw:style-name="fr3" draw:name="Зображення1" text:anchor-type="as-char" svg:width="0.041cm" svg:height="0.041cm" draw:z-index="0"><draw:image xlink:href="Pictures/100004C90000001A0000001A489E4CF85E0E8448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x</svg:title></draw:frame><text:span text:style-name="T6">x</text:span> і <text:span text:style-name="T6">y</text:span><draw:frame draw:style-name="fr3" draw:name="Зображення2" text:anchor-type="as-char" svg:width="0.041cm" svg:height="0.041cm" draw:z-index="1"><draw:image xlink:href="Pictures/100005210000001A0000001ADF7AC933C73386C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y</svg:title></draw:frame>, які задовольняють відношення <text:span text:style-name="T6">x</text:span><text:span text:style-name="T26">2</text:span><text:span text:style-name="T30">-y</text:span><text:span text:style-name="T26">2</text:span><text:span text:style-name="T30">=n</text:span><draw:frame draw:style-name="fr3" draw:name="Зображення3" text:anchor-type="as-char" svg:width="0.041cm" svg:height="0.041cm" draw:z-index="2"><draw:image xlink:href="Pictures/10000F450000001A0000001A39CCB2C1AC13783A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x^{2}-y^{2}=n}</svg:title></draw:frame>, що веде до розкладу <text:span text:style-name="T6">n = (x-y)(x+</text:span><text:span text:style-name="T35">y)</text:span>.</text:p>
      <text:p text:style-name="P38"><text:span text:style-name="T11">Для розкладання на множники непарного числа </text:span><text:span text:style-name="T11"><draw:frame draw:style-name="fr3" draw:name="Зображення4" text:anchor-type="as-char" svg:width="0.041cm" svg:height="0.041cm" draw:z-index="8"><draw:image xlink:href="Pictures/100004690000001A0000001A2E5ABDEF5C48FE8F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n</svg:title></draw:frame></text:span><text:span text:style-name="T11"><text:s/>шукається пара чисел </text:span><text:span text:style-name="T11"><draw:frame draw:style-name="fr3" draw:name="Зображення5" text:anchor-type="as-char" svg:width="0.041cm" svg:height="0.041cm" draw:z-index="9"><draw:image xlink:href="Pictures/10000C2C0000001A0000001A78625F736C5E24C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(x,y)}</svg:title></draw:frame></text:span><text:span text:style-name="T12">x, y </text:span><text:span text:style-name="T11">таких, що </text:span><text:span text:style-name="T12">x</text:span><text:span text:style-name="T15">2</text:span><text:span text:style-name="T16">-y</text:span><text:span text:style-name="T15">2</text:span><text:span text:style-name="T16">=n</text:span><text:span text:style-name="T11">, або </text:span><text:span text:style-name="T12">(x-y)(x+y)=n</text:span><text:span text:style-name="T11">. При цьому числа </text:span><text:span text:style-name="T12">(x-y)</text:span><text:span text:style-name="T11"> і </text:span><text:span text:style-name="T12">(x+y)</text:span><text:span text:style-name="T11"> є множниками </text:span><text:span text:style-name="T11"><draw:frame draw:style-name="fr3" draw:name="Зображення10" text:anchor-type="as-char" svg:width="0.041cm" svg:height="0.041cm" draw:z-index="17"><draw:image xlink:href="Pictures/100004690000001A0000001A2E5ABDEF5C48FE8F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n</svg:title></draw:frame></text:span><text:span text:style-name="T11">, можливо, тривіальними (тобто одне з них дорівнює 1, а інше — </text:span><text:span text:style-name="T12">n</text:span><text:span text:style-name="T11">.)</text:span></text:p>
      <text:p text:style-name="P45"/>
      <text:p text:style-name="P44"><text:span text:style-name="T22">У нетривіально</text:span><text:span text:style-name="T24">му</text:span><text:span text:style-name="T22"> випадку, рівність </text:span><text:span text:style-name="T12">x</text:span><text:span text:style-name="T15">2</text:span><text:span text:style-name="T16">-y</text:span><text:span text:style-name="T15">2</text:span><text:span text:style-name="T16">=n</text:span><text:span text:style-name="T22"> рівносильно </text:span><text:span text:style-name="T12">x</text:span><text:span text:style-name="T15">2</text:span><text:span text:style-name="T16">-n=y</text:span><text:span text:style-name="T15">2</text:span><text:span text:style-name="T22">, тобто того, що </text:span><text:span text:style-name="T22"><draw:frame draw:style-name="fr3" draw:name="Зображення14" text:anchor-type="as-char" svg:width="0.041cm" svg:height="0.041cm" draw:z-index="3"><draw:image xlink:href="Pictures/10000A6D0000001A0000001AC5F2EDF386F2F5B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x^{2}-n}</svg:title></draw:frame></text:span><text:span text:style-name="T23">x</text:span><text:span text:style-name="T27">2</text:span><text:span text:style-name="T31">-n</text:span><text:span text:style-name="T23"> </text:span><text:span text:style-name="T22">є квадратом. </text:span></text:p>
      <text:p text:style-name="P5">Пошук квадрата такого виду починається з <draw:frame draw:style-name="fr3" draw:name="Зображення15" text:anchor-type="as-char" svg:width="0.041cm" svg:height="0.041cm" draw:z-index="4"><draw:image xlink:href="Pictures/10000D0F0000001A0000001AAF608BA738469E0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x=\left\lceil {\sqrt {n}}\right\rceil }</svg:title></draw:frame><draw:frame draw:style-name="fr4" draw:name="Об'єкт1" text:anchor-type="as-char" svg:y="-0.413cm" svg:width="1.549cm" svg:height="0.517cm" draw:z-index="16"><draw:object xlink:href="./Object 1" xlink:type="simple" xlink:show="embed" xlink:actuate="onLoad"/><draw:image xlink:href="./ObjectReplacements/Object 1" xlink:type="simple" xlink:show="embed" xlink:actuate="onLoad"/></draw:frame>— найменшого числа, при якому різниця <draw:frame draw:style-name="fr3" draw:name="Зображення16" text:anchor-type="as-char" svg:width="0.041cm" svg:height="0.041cm" draw:z-index="5"><draw:image xlink:href="Pictures/10000A6D0000001A0000001AC5F2EDF386F2F5B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x^{2}-n}</svg:title></draw:frame><text:s/>невід'ємна. </text:p>
      <text:p text:style-name="P44"><text:span text:style-name="T22">Для кожного значення </text:span><text:span text:style-name="T23">k </text:span><text:span text:style-name="T22">∈</text:span><text:span text:style-name="T23">N </text:span><text:span text:style-name="T22">починаючи з </text:span><text:span text:style-name="T23">1</text:span><text:span text:style-name="T22">, обчислюють </text:span><text:span text:style-name="T23"><draw:frame draw:style-name="fr4" draw:name="Об'єкт2" text:anchor-type="as-char" svg:y="-0.483cm" svg:width="2.478cm" svg:height="0.605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22">і перевіряють, чи не є це число точним квадратом. Якщо не є, то </text:span><text:span text:style-name="T23">k </text:span><text:span text:style-name="T22">збільшують на одиницю і переходять на наступну ітерацію. </text:span></text:p>
      <text:p text:style-name="P2">Якщо <draw:frame draw:style-name="fr4" draw:name="Об'єкт3" text:anchor-type="as-char" svg:y="-0.483cm" svg:width="2.478cm" svg:height="0.605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35"><text:s/></text:span>є точним квадратом, то отримано розкладання: </text:p>
      <text:p text:style-name="P1"><draw:frame draw:style-name="fr4" draw:name="Об'єкт4" text:anchor-type="as-char" svg:y="-0.437cm" svg:width="5.59cm" svg:height="0.557cm" draw:z-index="12"><draw:object xlink:href="./Object 4" xlink:type="simple" xlink:show="embed" xlink:actuate="onLoad"/><draw:image xlink:href="./ObjectReplacements/Object 4" xlink:type="simple" xlink:show="embed" xlink:actuate="onLoad"/></draw:frame>в якому <text:span text:style-name="T35">x = </text:span><text:span text:style-name="T35"><draw:frame draw:style-name="fr4" draw:name="Об'єкт5" text:anchor-type="as-char" svg:y="-0.413cm" svg:width="2.053cm" svg:height="0.517cm" draw:z-index="1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oft-page-break/>Якщо воно є тривіальним і єдиним, то <text:span text:style-name="T36">n </text:span>— просте. </text:p>
      <text:p text:style-name="P4">На практиці значення виразу на <text:span text:style-name="T36">k</text:span>-ому кроці вираховується з врахуванням значення на <text:span text:style-name="T36">(k+1)</text:span>-ому кроці: </text:p>
      <text:p text:style-name="P4"><draw:frame draw:style-name="fr4" draw:name="Об'єкт6" text:anchor-type="as-char" svg:y="-0.437cm" svg:width="4.382cm" svg:height="0.557cm" draw:z-index="14"><draw:object xlink:href="./Object 6" xlink:type="simple" xlink:show="embed" xlink:actuate="onLoad"/><draw:image xlink:href="./ObjectReplacements/Object 6" xlink:type="simple" xlink:show="embed" xlink:actuate="onLoad"/></draw:frame>де <draw:frame draw:style-name="fr4" draw:name="Об'єкт7" text:anchor-type="as-char" svg:y="-0.413cm" svg:width="2.011cm" svg:height="0.517c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P27"/>
      <text:p text:style-name="P8">Код програми</text:p>
      <text:p text:style-name="P3"><text:span text:style-name="T37">private static class </text:span><text:span text:style-name="T40">FermaFactorizationResult {</text:span><text:line-break/><text:span text:style-name="T40"> <text:s text:c="3"/></text:span><text:span text:style-name="T46">//n = p^2 - q^2</text:span><text:line-break/><text:span text:style-name="T46"> <text:s text:c="3"/></text:span><text:span text:style-name="T37">public final int </text:span><text:span text:style-name="T48">p</text:span><text:span text:style-name="T37">;</text:span><text:line-break/><text:span text:style-name="T37"> <text:s text:c="3"/>public final int </text:span><text:span text:style-name="T48">q</text:span><text:span text:style-name="T37">;</text:span><text:line-break/><text:span text:style-name="T37"> <text:s text:c="3"/></text:span><text:span text:style-name="T46">//n = r * s</text:span><text:line-break/><text:span text:style-name="T46"> <text:s text:c="3"/></text:span><text:span text:style-name="T37">public final int </text:span><text:span text:style-name="T48">r</text:span><text:span text:style-name="T37">;</text:span><text:line-break/><text:span text:style-name="T37"> <text:s text:c="3"/>public final int </text:span><text:span text:style-name="T48">s</text:span><text:span text:style-name="T37">;</text:span><text:line-break/><text:line-break/><text:span text:style-name="T37"> <text:s text:c="3"/></text:span><text:span text:style-name="T52">FermaFactorizationResult</text:span><text:span text:style-name="T40">(</text:span><text:span text:style-name="T37">int </text:span><text:span text:style-name="T40">p</text:span><text:span text:style-name="T37">, int </text:span><text:span text:style-name="T40">q</text:span><text:span text:style-name="T37">, int </text:span><text:span text:style-name="T40">r</text:span><text:span text:style-name="T37">, int </text:span><text:span text:style-name="T40">s) {</text:span><text:line-break/><text:span text:style-name="T40"> <text:s text:c="7"/></text:span><text:span text:style-name="T37">this</text:span><text:span text:style-name="T40">.</text:span><text:span text:style-name="T48">p </text:span><text:span text:style-name="T40">= p</text:span><text:span text:style-name="T37">;</text:span><text:line-break/><text:span text:style-name="T37"> <text:s text:c="7"/>this</text:span><text:span text:style-name="T40">.</text:span><text:span text:style-name="T48">q </text:span><text:span text:style-name="T40">= q</text:span><text:span text:style-name="T37">;</text:span><text:line-break/><text:span text:style-name="T37"> <text:s text:c="7"/>this</text:span><text:span text:style-name="T40">.</text:span><text:span text:style-name="T48">r </text:span><text:span text:style-name="T40">= r</text:span><text:span text:style-name="T37">;</text:span><text:line-break/><text:span text:style-name="T37"> <text:s text:c="7"/>this</text:span><text:span text:style-name="T40">.</text:span><text:span text:style-name="T48">s </text:span><text:span text:style-name="T40">= s</text:span><text:span text:style-name="T37">;</text:span><text:line-break/><text:span text:style-name="T37"> <text:s text:c="3"/></text:span><text:span text:style-name="T40">}</text:span><text:line-break/><text:span text:style-name="T40">}</text:span><text:line-break/><text:line-break/><text:span text:style-name="T37">public static </text:span><text:span text:style-name="T40">FermaFactorizationResult </text:span><text:span text:style-name="T52">fermaFactorizeStep</text:span><text:span text:style-name="T40">(</text:span><text:span text:style-name="T37">int </text:span><text:span text:style-name="T40">n) {</text:span><text:line-break/><text:span text:style-name="T40"> <text:s text:c="3"/></text:span><text:span text:style-name="T37">double </text:span><text:span text:style-name="T40">s = Math.</text:span><text:span text:style-name="T42">ceil</text:span><text:span text:style-name="T40">(Math.</text:span><text:span text:style-name="T42">sqrt</text:span><text:span text:style-name="T40">(n))</text:span><text:span text:style-name="T37">;</text:span><text:line-break/><text:line-break/><text:span text:style-name="T37"> <text:s text:c="3"/>for </text:span><text:span text:style-name="T40">(</text:span><text:span text:style-name="T37">int </text:span><text:span text:style-name="T40">k = </text:span><text:span text:style-name="T54">0</text:span><text:span text:style-name="T37">; </text:span><text:span text:style-name="T40">k &lt; n</text:span><text:span text:style-name="T37">; </text:span><text:span text:style-name="T40">k++) {</text:span><text:line-break/><text:span text:style-name="T40"> <text:s text:c="7"/></text:span><text:span text:style-name="T37">double </text:span><text:span text:style-name="T40">y = (s + k) * (s + k) - n</text:span><text:span text:style-name="T37">;</text:span><text:line-break/><text:line-break/><text:span text:style-name="T37"> <text:s text:c="7"/>double </text:span><text:span text:style-name="T40">ySqrt = Math.</text:span><text:span text:style-name="T42">sqrt</text:span><text:span text:style-name="T40">(y)</text:span><text:span text:style-name="T37">;</text:span><text:line-break/><text:span text:style-name="T37"> <text:s text:c="7"/>int </text:span><text:span text:style-name="T40">q = (</text:span><text:span text:style-name="T37">int</text:span><text:span text:style-name="T40">) ySqrt</text:span><text:span text:style-name="T37">;</text:span><text:line-break/><text:span text:style-name="T37"> <text:s text:c="7"/>if </text:span><text:span text:style-name="T40">(ySqrt == q) {</text:span><text:line-break/><text:span text:style-name="T40"> <text:s text:c="11"/></text:span><text:span text:style-name="T37">int </text:span><text:span text:style-name="T40">p = (</text:span><text:span text:style-name="T37">int</text:span><text:span text:style-name="T40">) (s + k)</text:span><text:span text:style-name="T37">;</text:span><text:line-break/><text:span text:style-name="T37"> <text:s text:c="11"/>return new </text:span><text:span text:style-name="T40">FermaFactorizationResult(</text:span><text:line-break/><text:span text:style-name="T40"> <text:s text:c="19"/>p</text:span><text:span text:style-name="T37">,</text:span><text:line-break/><text:span text:style-name="T37"> <text:s text:c="19"/></text:span><text:span text:style-name="T40">q</text:span><text:span text:style-name="T37">,</text:span><text:line-break/><text:span text:style-name="T37"> <text:s text:c="19"/></text:span><text:span text:style-name="T40">p + q</text:span><text:span text:style-name="T37">,</text:span><text:line-break/><text:span text:style-name="T37"> <text:s text:c="19"/></text:span><text:span text:style-name="T40">p - q</text:span><text:line-break/><text:span text:style-name="T40"> <text:s text:c="11"/>)</text:span><text:span text:style-name="T37">;</text:span><text:line-break/><text:span text:style-name="T37"> <text:s text:c="7"/></text:span><text:span text:style-name="T40">}</text:span><text:line-break/><text:span text:style-name="T40"> <text:s text:c="3"/>}</text:span><text:line-break/><text:span text:style-name="T40"> <text:s text:c="3"/></text:span><text:span text:style-name="T37">throw new </text:span><text:span text:style-name="T40">ArithmeticException(</text:span><text:span text:style-name="T57">"Not a difference of squares (" </text:span><text:span text:style-name="T40">+ n + </text:span><text:span text:style-name="T57">" is an even number?)"</text:span><text:span text:style-name="T40">)</text:span><text:span text:style-name="T37">;</text:span><text:line-break/><text:span text:style-name="T40">}</text:span></text:p>
      <text:p text:style-name="P39"/>
      <text:p text:style-name="P40"><text:span text:style-name="T37">for </text:span><text:span text:style-name="T40">(</text:span><text:span text:style-name="T37">int </text:span><text:span text:style-name="T40">n : </text:span><text:span text:style-name="T37">new int</text:span><text:span text:style-name="T40">[]{</text:span><text:span text:style-name="T54">14873</text:span><text:span text:style-name="T37">, </text:span><text:span text:style-name="T54">284350889</text:span><text:span text:style-name="T40">}) {</text:span><text:line-break/><text:span text:style-name="T40"> <text:s text:c="3"/>FermaFactorizationResult result = </text:span><text:span text:style-name="T42">fermaFactorizeStep</text:span><text:span text:style-name="T40">(n)</text:span><text:span text:style-name="T37">;</text:span><text:line-break/><text:span text:style-name="T37"> <text:s text:c="3"/></text:span><text:span text:style-name="T40">System.</text:span><text:span text:style-name="T50">out</text:span><text:span text:style-name="T40">.printf(</text:span><text:span text:style-name="T57">"%d = %d^2 - %d^2 = %d * %d</text:span><text:span text:style-name="T37">\n</text:span><text:span text:style-name="T57">"</text:span><text:span text:style-name="T37">, </text:span><text:span text:style-name="T40">n</text:span><text:span text:style-name="T37">, </text:span><text:span text:style-name="T40">result.</text:span><text:span text:style-name="T48">p</text:span><text:span text:style-name="T37">, </text:span><text:span text:style-name="T40">result.</text:span><text:span text:style-name="T48">q</text:span><text:span text:style-name="T37">, </text:span><text:span text:style-name="T40">result.</text:span><text:span text:style-name="T48">r</text:span><text:span text:style-name="T37">, </text:span><text:span text:style-name="T40">result.</text:span><text:span text:style-name="T48">s</text:span><text:span text:style-name="T40">)</text:span><text:span text:style-name="T37">;</text:span><text:line-break/><text:span text:style-name="T40">}</text:span></text:p>
      <text:p text:style-name="P39"/>
      <text:p text:style-name="P8">Приклади</text:p>
      <text:p text:style-name="P41">14873 = 123^2 - 16^2 = 139 * 107</text:p>
      <text:p text:style-name="P41">284350889 = 16875^2 - 644^2 = 17519 * 16231</text:p>
      <text:p text:style-name="P32"><text:soft-page-break/>Завдання 2 (13).</text:p>
      <text:p text:style-name="P10">Знайти кiлькiсть натуральних чисел, менших n i взаємно простих з n, якщо</text:p>
      <text:p text:style-name="P10">а) n = 3560;</text:p>
      <text:p text:style-name="P10">б) n = 4520;</text:p>
      <text:p text:style-name="P10">в) n = 116424;</text:p>
      <text:p text:style-name="P10">г) n = 1002001;</text:p>
      <text:p text:style-name="P10">д) n = 1294700;</text:p>
      <text:p text:style-name="P10">е) n = 1294699.</text:p>
      <text:p text:style-name="P47"/>
      <text:p text:style-name="P9"><text:span text:style-name="T14">Теор</text:span><text:span text:style-name="T18">ія</text:span></text:p>
      <text:p text:style-name="P28"><text:span text:style-name="T59"><text:tab/>Функцiя Ойлера</text:span><text:span text:style-name="T2"> </text:span><text:span text:style-name="T59">φ(n)</text:span><text:span text:style-name="T2"> </text:span><text:span text:style-name="T59">визначається для всiх натуральних чисел n, значенням якої є кiлькiсть натуральних чисел, менших вiд</text:span><text:span text:style-name="T2"> </text:span><text:span text:style-name="T59">n</text:span><text:span text:style-name="T2"> </text:span><text:span text:style-name="T59">i взаємно простих з</text:span><text:span text:style-name="T2"> </text:span><text:span text:style-name="T59">n. Для</text:span><text:span text:style-name="T2"> </text:span><text:span text:style-name="T59">n</text:span><text:span text:style-name="T2"> </text:span><text:span text:style-name="T59">= 1</text:span><text:span text:style-name="T2"> </text:span><text:span text:style-name="T59">покладають</text:span><text:span text:style-name="T2"> </text:span><text:span text:style-name="T59">φ(1) = 1.</text:span></text:p>
      <text:p text:style-name="P33"><text:tab/>Для невеликих значень n значення φ(n) можна знайти простим пiдрахунком.</text:p>
      <text:p text:style-name="P34"><text:span text:style-name="T60"><text:tab/></text:span><text:span text:style-name="T62">Д</text:span><text:span text:style-name="T61">ля обчислення значення φ(n) для довiльного n iснує формула, за якою цi значення знаходяться.</text:span></text:p>
      <text:p text:style-name="P43"><draw:frame draw:style-name="fr2" draw:name="Зображення6" text:anchor-type="char" svg:width="13.573cm" svg:height="1.508cm" draw:z-index="6"><draw:image xlink:href="Pictures/100000000000020100000039A6CFFA5F005250D1.png" xlink:type="simple" xlink:show="embed" xlink:actuate="onLoad" draw:mime-type="image/png"/></draw:frame></text:p>
      <text:p text:style-name="P48"/>
      <text:p text:style-name="P48"/>
      <text:p text:style-name="P18"><text:span text:style-name="T9"><text:tab/></text:span><text:span text:style-name="T10">Для знаходження дільників числа n (p</text:span><text:span text:style-name="T19">1</text:span><text:span text:style-name="T17">, p</text:span><text:span text:style-name="T19">2</text:span><text:span text:style-name="T17">, …) скористаємося рекурсивним алгоритмом для методу факторизації Ферма з минулого завдання.</text:span></text:p>
      <text:p text:style-name="P28"/>
      <text:p text:style-name="P49">Код програми</text:p>
      <text:p text:style-name="P20"><text:span text:style-name="T38"><text:s text:c="4"/>public static void </text:span><text:span text:style-name="T53">fermaFactorizeRecursive</text:span><text:span text:style-name="T41">(</text:span><text:span text:style-name="T38">int </text:span><text:span text:style-name="T41">n</text:span><text:span text:style-name="T38">, </text:span><text:span text:style-name="T41">List&lt;Integer&gt; factors) {</text:span><text:line-break/><text:span text:style-name="T41"> <text:s text:c="7"/></text:span><text:span text:style-name="T38">while </text:span><text:span text:style-name="T41">(n % </text:span><text:span text:style-name="T55">2 </text:span><text:span text:style-name="T41">== </text:span><text:span text:style-name="T55">0</text:span><text:span text:style-name="T41">) {</text:span><text:line-break/><text:span text:style-name="T41"> <text:s text:c="11"/>n /= </text:span><text:span text:style-name="T55">2</text:span><text:span text:style-name="T38">;</text:span><text:line-break/><text:span text:style-name="T38"> <text:s text:c="11"/></text:span><text:span text:style-name="T41">factors.add(</text:span><text:span text:style-name="T55">2</text:span><text:span text:style-name="T41">)</text:span><text:span text:style-name="T38">;</text:span><text:line-break/><text:span text:style-name="T38"> <text:s text:c="7"/></text:span><text:span text:style-name="T41">}</text:span><text:line-break/><text:span text:style-name="T41"> <text:s text:c="7"/>FermaFactorizationResult result = </text:span><text:span text:style-name="T43">fermaFactorizeStep</text:span><text:span text:style-name="T41">(n)</text:span><text:span text:style-name="T38">;</text:span><text:line-break/><text:span text:style-name="T47">// <text:s text:c="7"/>System.out.printf("n = %d, r = %d, s = %d\n", n, result.r, result.s);</text:span><text:line-break/><text:span text:style-name="T47"> <text:s text:c="7"/></text:span><text:span text:style-name="T38">if </text:span><text:span text:style-name="T41">(result.</text:span><text:span text:style-name="T49">s </text:span><text:span text:style-name="T41">== </text:span><text:span text:style-name="T55">1</text:span><text:span text:style-name="T41">) {</text:span><text:line-break/><text:span text:style-name="T41"> <text:s text:c="11"/>factors.add(result.</text:span><text:span text:style-name="T49">r</text:span><text:span text:style-name="T41">)</text:span><text:span text:style-name="T38">;</text:span><text:line-break/><text:span text:style-name="T38"> <text:s text:c="7"/></text:span><text:span text:style-name="T41">} </text:span><text:span text:style-name="T38">else </text:span><text:span text:style-name="T41">{</text:span><text:line-break/><text:span text:style-name="T41"> <text:s text:c="11"/></text:span><text:span text:style-name="T43">fermaFactorizeRecursive</text:span><text:span text:style-name="T41">(result.</text:span><text:span text:style-name="T49">r</text:span><text:span text:style-name="T38">, </text:span><text:span text:style-name="T41">factors)</text:span><text:span text:style-name="T38">;</text:span><text:line-break/><text:span text:style-name="T38"> <text:s text:c="11"/></text:span><text:span text:style-name="T43">fermaFactorizeRecursive</text:span><text:span text:style-name="T41">(result.</text:span><text:span text:style-name="T49">s</text:span><text:span text:style-name="T38">, </text:span><text:span text:style-name="T41">factors)</text:span><text:span text:style-name="T38">;</text:span><text:line-break/><text:span text:style-name="T38"> <text:s text:c="7"/></text:span><text:span text:style-name="T41">}</text:span><text:line-break/><text:span text:style-name="T41"> <text:s text:c="3"/>}</text:span><text:line-break/><text:line-break/><text:span text:style-name="T41"> <text:s text:c="3"/></text:span><text:span text:style-name="T38">public static int </text:span><text:span text:style-name="T53">euler</text:span><text:span text:style-name="T41">(</text:span><text:span text:style-name="T38">int </text:span><text:span text:style-name="T41">n) {</text:span><text:line-break/><text:span text:style-name="T41"> <text:s text:c="7"/>ArrayList&lt;Integer&gt; factorsList = </text:span><text:span text:style-name="T38">new </text:span><text:span text:style-name="T41">ArrayList&lt;&gt;()</text:span><text:span text:style-name="T38">;</text:span><text:line-break/><text:span text:style-name="T38"> <text:s text:c="7"/></text:span><text:span text:style-name="T43">fermaFactorizeRecursive</text:span><text:span text:style-name="T41">(n</text:span><text:span text:style-name="T38">, </text:span><text:span text:style-name="T41">factorsList)</text:span><text:span text:style-name="T38">;</text:span><text:line-break/><text:line-break/><text:span text:style-name="T38"> <text:s text:c="7"/></text:span><text:span text:style-name="T41">HashSet&lt;Integer&gt; factorsSet = </text:span><text:span text:style-name="T38">new </text:span><text:span text:style-name="T41">HashSet&lt;&gt;(factorsList)</text:span><text:span text:style-name="T38">;</text:span><text:line-break/><text:span text:style-name="T47">// <text:s text:c="7"/>System.out.println(factorsSet);</text:span><text:line-break/><text:line-break/><text:span text:style-name="T47"> <text:s text:c="7"/></text:span><text:span text:style-name="T38">double </text:span><text:span text:style-name="T41">result = n</text:span><text:span text:style-name="T38">;</text:span><text:line-break/><text:span text:style-name="T38"> <text:s text:c="7"/>for </text:span><text:span text:style-name="T41">(</text:span><text:span text:style-name="T38">int </text:span><text:span text:style-name="T41">factor : factorsSet) {</text:span><text:line-break/><text:span text:style-name="T41"> <text:s text:c="11"/>result *= </text:span><text:span text:style-name="T55">1. </text:span><text:span text:style-name="T41">- </text:span><text:span text:style-name="T55">1. </text:span><text:span text:style-name="T41">/ factor</text:span><text:span text:style-name="T38">;</text:span><text:line-break/><text:span text:style-name="T38"> <text:s text:c="7"/></text:span><text:span text:style-name="T41">}</text:span><text:line-break/><text:soft-page-break/><text:span text:style-name="T41"> <text:s text:c="7"/></text:span><text:span text:style-name="T38">return </text:span><text:span text:style-name="T41">(</text:span><text:span text:style-name="T38">int</text:span><text:span text:style-name="T41">) result</text:span><text:span text:style-name="T38">;</text:span><text:line-break/><text:span text:style-name="T38"> <text:s text:c="3"/></text:span><text:span text:style-name="T41">}</text:span></text:p>
      <text:p text:style-name="P19"/>
      <text:p text:style-name="P20"><text:span text:style-name="T38">for </text:span><text:span text:style-name="T41">(</text:span><text:span text:style-name="T38">int </text:span><text:span text:style-name="T41">n : </text:span><text:span text:style-name="T38">new int</text:span><text:span text:style-name="T41">[]{</text:span><text:span text:style-name="T55">3560</text:span><text:span text:style-name="T38">, </text:span><text:span text:style-name="T55">4520</text:span><text:span text:style-name="T38">, </text:span><text:span text:style-name="T55">116424</text:span><text:span text:style-name="T38">, </text:span><text:span text:style-name="T55">1002001</text:span><text:span text:style-name="T38">, </text:span><text:span text:style-name="T55">1294700</text:span><text:span text:style-name="T38">, </text:span><text:span text:style-name="T55">1294699</text:span><text:span text:style-name="T41">}) {</text:span><text:line-break/><text:span text:style-name="T41"> <text:s text:c="3"/>System.</text:span><text:span text:style-name="T51">out</text:span><text:span text:style-name="T41">.printf(</text:span><text:span text:style-name="T58">"phi(%d) = %d</text:span><text:span text:style-name="T38">\n</text:span><text:span text:style-name="T58">"</text:span><text:span text:style-name="T38">, </text:span><text:span text:style-name="T41">n</text:span><text:span text:style-name="T38">, </text:span><text:span text:style-name="T43">euler</text:span><text:span text:style-name="T41">(n))</text:span><text:span text:style-name="T38">;</text:span><text:line-break/><text:span text:style-name="T41">}</text:span></text:p>
      <text:p text:style-name="P29"/>
      <text:p text:style-name="P12">Результати</text:p>
      <text:p text:style-name="P42">phi(3560) = 1408</text:p>
      <text:p text:style-name="P42">phi(4520) = 1792</text:p>
      <text:p text:style-name="P42">phi(116424) = 30240</text:p>
      <text:p text:style-name="P42">phi(1002001) = 720720</text:p>
      <text:p text:style-name="P42">phi(1294700) = 466400</text:p>
      <text:p text:style-name="P42">phi(1294699) = 1109736</text:p>
      <text:p text:style-name="P21"/>
      <text:p text:style-name="P31">Завдання 2 (1<text:span text:style-name="T63">8</text:span>).</text:p>
      <text:p text:style-name="P21">Дано φ(n) = 1792 i n = 2<text:span text:style-name="T25">x</text:span>5<text:span text:style-name="T25">y</text:span>113<text:span text:style-name="T25">z</text:span><text:span text:style-name="T29">. </text:span><text:span text:style-name="T32">Знайти n.</text:span></text:p>
      <text:p text:style-name="P50"/>
      <text:p text:style-name="P13"><text:span text:style-name="T32">Т</text:span><text:span text:style-name="T29">еорія</text:span></text:p>
      <text:p text:style-name="P51">Скористаємося формулою</text:p>
      <text:p text:style-name="P51"><draw:frame draw:style-name="fr1" draw:name="Зображення7" text:anchor-type="char" svg:width="13.573cm" svg:height="1.508cm" draw:z-index="7"><draw:image xlink:href="Pictures/100000000000020100000039A6CFFA5F005250D1.png" xlink:type="simple" xlink:show="embed" xlink:actuate="onLoad" draw:mime-type="image/png"/></draw:frame>Тоді</text:p>
      <text:p text:style-name="P22"><text:span text:style-name="T29">n = </text:span><text:span text:style-name="T33">φ(n) / </text:span><text:span text:style-name="T29">(1-1/2)(1-1/5)(1-1/113)</text:span></text:p>
      <text:p text:style-name="P51"/>
      <text:p text:style-name="P54">Код програми</text:p>
      <text:p text:style-name="P37"><text:span text:style-name="T39">double </text:span><text:span text:style-name="T44">task18 = </text:span><text:span text:style-name="T56">1792 </text:span><text:span text:style-name="T44">/ (</text:span><text:span text:style-name="T56">1 </text:span><text:span text:style-name="T44">- </text:span><text:span text:style-name="T56">1.</text:span><text:span text:style-name="T44">/</text:span><text:span text:style-name="T56">2</text:span><text:span text:style-name="T44">) / (</text:span><text:span text:style-name="T56">1 </text:span><text:span text:style-name="T44">- </text:span><text:span text:style-name="T56">1.</text:span><text:span text:style-name="T44">/</text:span><text:span text:style-name="T56">5</text:span><text:span text:style-name="T44">) / (</text:span><text:span text:style-name="T56">1 </text:span><text:span text:style-name="T44">- </text:span><text:span text:style-name="T56">1.</text:span><text:span text:style-name="T44">/</text:span><text:span text:style-name="T56">113</text:span><text:span text:style-name="T44">)</text:span><text:span text:style-name="T39">;</text:span><text:span text:style-name="T64"><text:line-break/></text:span><text:span text:style-name="T44">ArrayList&lt;Integer&gt; factors = </text:span><text:span text:style-name="T39">new </text:span><text:span text:style-name="T44">ArrayList&lt;&gt;()</text:span><text:span text:style-name="T39">;</text:span><text:span text:style-name="T64"><text:line-break/></text:span><text:span text:style-name="T45">fermaFactorizeRecursive</text:span><text:span text:style-name="T44">((</text:span><text:span text:style-name="T39">int</text:span><text:span text:style-name="T44">)task18</text:span><text:span text:style-name="T39">, </text:span><text:span text:style-name="T44">factors)</text:span><text:span text:style-name="T39">;</text:span></text:p>
      <text:p text:style-name="P37"><text:span text:style-name="T38"><text:line-break/></text:span><text:span text:style-name="T40">System.</text:span><text:span text:style-name="T50">out</text:span><text:span text:style-name="T40">.println(task18)</text:span><text:span text:style-name="T37">;</text:span><text:line-break/><text:span text:style-name="T40">System.</text:span><text:span text:style-name="T50">out</text:span><text:span text:style-name="T40">.println(factors)</text:span><text:span text:style-name="T37">;</text:span></text:p>
      <text:p text:style-name="P23"/>
      <text:p text:style-name="P23"/>
      <text:p text:style-name="P54">Результати</text:p>
      <text:p text:style-name="P57">4520.0</text:p>
      <text:p text:style-name="P57">[2, 2, 2, 113, 5]</text:p>
      <text:p text:style-name="P51"/>
      <text:p text:style-name="P55">Завдання 6 (25)</text:p>
      <text:p text:style-name="P16"><text:span text:style-name="T34">Перевiрити справедливiсть конгруенцiй: 5</text:span><text:span text:style-name="T28">φ(26)</text:span><text:span text:style-name="T34"> ≡ 1(mod 26), 2</text:span><text:span text:style-name="T28">φ(45)</text:span><text:span text:style-name="T34"> ≡ 1(mod 45), 3</text:span><text:span text:style-name="T28">φ(40)</text:span><text:span text:style-name="T34"> ≡ 1 (mod 40).</text:span></text:p>
      <text:p text:style-name="P53"/>
      <text:p text:style-name="P13"><text:span text:style-name="T32">Т</text:span><text:span text:style-name="T29">еорія</text:span></text:p>
      <text:p text:style-name="P15"><text:span text:style-name="T29">Теорема Ойлера: </text:span><text:span text:style-name="T20">Якщо m – натуральне число i a – таке цiле число, що НСД(a, m) = 1, то a</text:span><text:span text:style-name="T28">φ(m)</text:span><text:span text:style-name="T20"> ≡ 1 (mod m), де φ(m) – функцiя Ойлера.</text:span></text:p>
      <text:p text:style-name="P22"><text:soft-page-break/>Дійсно, 5 та 26, 2 та 45, 3 та 40 — взаємнопрості пари чисел, отже конгруенція справедлива.</text:p>
      <text:p text:style-name="P22"/>
      <text:p text:style-name="P15"><text:span text:style-name="T20">Можна </text:span><text:span text:style-name="T21">ще</text:span><text:span text:style-name="T20"> перевірити за допомогою коду.</text:span></text:p>
      <text:p text:style-name="P51"/>
      <text:p text:style-name="P54">Код програми</text:p>
      <text:p text:style-name="P14"><text:span text:style-name="T37">for </text:span><text:span text:style-name="T40">(</text:span><text:span text:style-name="T37">int</text:span><text:span text:style-name="T40">[] tuple : </text:span><text:span text:style-name="T37">new int</text:span><text:span text:style-name="T40">[][]{{</text:span><text:span text:style-name="T54">5</text:span><text:span text:style-name="T37">, </text:span><text:span text:style-name="T54">26</text:span><text:span text:style-name="T40">}</text:span><text:span text:style-name="T37">, </text:span><text:span text:style-name="T40">{</text:span><text:span text:style-name="T54">2</text:span><text:span text:style-name="T37">, </text:span><text:span text:style-name="T54">45</text:span><text:span text:style-name="T40">}</text:span><text:span text:style-name="T37">, </text:span><text:span text:style-name="T40">{</text:span><text:span text:style-name="T54">3</text:span><text:span text:style-name="T37">, </text:span><text:span text:style-name="T54">40</text:span><text:span text:style-name="T40">}}) {</text:span><text:line-break/><text:span text:style-name="T40"> <text:s text:c="3"/></text:span><text:span text:style-name="T37">int </text:span><text:span text:style-name="T40">result = (</text:span><text:span text:style-name="T37">int</text:span><text:span text:style-name="T40">)Math.</text:span><text:span text:style-name="T42">pow</text:span><text:span text:style-name="T40">(tuple[</text:span><text:span text:style-name="T54">0</text:span><text:span text:style-name="T40">]</text:span><text:span text:style-name="T37">, </text:span><text:span text:style-name="T42">euler</text:span><text:span text:style-name="T40">(tuple[</text:span><text:span text:style-name="T54">1</text:span><text:span text:style-name="T40">])) % tuple[</text:span><text:span text:style-name="T54">1</text:span><text:span text:style-name="T40">]</text:span><text:span text:style-name="T37">;</text:span><text:line-break/><text:span text:style-name="T37"> <text:s text:c="3"/></text:span><text:span text:style-name="T40">System.</text:span><text:span text:style-name="T50">out</text:span><text:span text:style-name="T40">.printf(</text:span><text:span text:style-name="T57">"%d^phi(%d) = %d (mod %d)</text:span><text:span text:style-name="T37">\n</text:span><text:span text:style-name="T57">"</text:span><text:span text:style-name="T37">, </text:span><text:span text:style-name="T40">tuple[</text:span><text:span text:style-name="T54">0</text:span><text:span text:style-name="T40">]</text:span><text:span text:style-name="T37">, </text:span><text:span text:style-name="T40">tuple[</text:span><text:span text:style-name="T54">1</text:span><text:span text:style-name="T40">]</text:span><text:span text:style-name="T37">, </text:span><text:span text:style-name="T40">result</text:span><text:span text:style-name="T37">, </text:span><text:span text:style-name="T40">tuple[</text:span><text:span text:style-name="T54">1</text:span><text:span text:style-name="T40">])</text:span><text:span text:style-name="T37">;</text:span><text:line-break/><text:span text:style-name="T40">}</text:span></text:p>
      <text:p text:style-name="P23"/>
      <text:p text:style-name="P54">Результати</text:p>
      <text:p text:style-name="P58">5^phi(26) = 1 (mod 26)</text:p>
      <text:p text:style-name="P58">2^phi(45) = 1 (mod 45)</text:p>
      <text:p text:style-name="P58">3^phi(40) = 1 (mod 40)</text:p>
      <text:p text:style-name="P58"/>
      <text:p text:style-name="P56">Перелік літературних джерел</text:p>
      <text:list xml:id="list4133001050" text:style-name="L1">
        <text:list-item>
          <text:p text:style-name="P60"><text:span text:style-name="T65">Кривий С.Л. </text:span>Конспект лекцій «Математичні основи захисту інформації»</text:p>
        </text:list-item>
        <text:list-item>
          <text:p text:style-name="P52">https://uk.wikipedia.org/wiki/Метод_факторизації_Ферма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23:26:12.889803007</meta:creation-date>
    <dc:date>2022-04-15T00:30:48.594110916</dc:date>
    <meta:editing-duration>PT2M30S</meta:editing-duration>
    <meta:editing-cycles>2</meta:editing-cycles>
    <meta:generator>LibreOffice/7.2.6.2$Linux_X86_64 LibreOffice_project/20$Build-2</meta:generator>
    <meta:document-statistic meta:table-count="0" meta:image-count="11" meta:object-count="7" meta:page-count="6" meta:paragraph-count="94" meta:word-count="885" meta:character-count="6086" meta:non-whitespace-character-count="4604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form="prefix" stretchy="false">⌈</mo>
        <mrow>
          <msqrt>
            <mi>n</mi>
          </msqrt>
        </mrow>
        <mo fence="true" form="postfix" stretchy="false">⌉</mo>
      </mrow>
    </mrow>
    <annotation encoding="StarMath 5.0">x = lceil sqrt n rceil</annotation>
  </semantics>
</math>
</file>

<file path=Object 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row>
                <mo fence="true" form="prefix" stretchy="false">⌈</mo>
                <mrow>
                  <msqrt>
                    <mi>n</mi>
                  </msqrt>
                </mrow>
                <mo fence="true" form="postfix" stretchy="false">⌉</mo>
              </mrow>
              <mo stretchy="false">+</mo>
              <mi>k</mi>
            </mrow>
          </mrow>
          <mo fence="true" form="postfix" stretchy="false">)</mo>
        </mrow>
        <mn>2</mn>
      </msup>
      <mo stretchy="false">−</mo>
      <mi>n</mi>
    </mrow>
    <annotation encoding="StarMath 5.0">( lceil sqrt n rceil + k) ^ 2 - n</annotation>
  </semantics>
</math>
</file>

<file path=Object 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row>
                <mo fence="true" form="prefix" stretchy="false">⌈</mo>
                <mrow>
                  <msqrt>
                    <mi>n</mi>
                  </msqrt>
                </mrow>
                <mo fence="true" form="postfix" stretchy="false">⌉</mo>
              </mrow>
              <mo stretchy="false">+</mo>
              <mi>k</mi>
            </mrow>
          </mrow>
          <mo fence="true" form="postfix" stretchy="false">)</mo>
        </mrow>
        <mn>2</mn>
      </msup>
      <mo stretchy="false">−</mo>
      <mi>n</mi>
    </mrow>
    <annotation encoding="StarMath 5.0">( lceil sqrt n rceil + k) ^ 2 - n</annotation>
  </semantics>
</math>
</file>

<file path=Object 4/content.xml><?xml version="1.0" encoding="utf-8"?>
<math xmlns="http://www.w3.org/1998/Math/MathML" display="block">
  <semantics>
    <mrow>
      <mrow>
        <mi>n</mi>
        <mo stretchy="false">=</mo>
        <mrow>
          <msup>
            <mi>x</mi>
            <mn>2</mn>
          </msup>
          <mo stretchy="false">−</mo>
          <msup>
            <mi>y</mi>
            <mn>2</mn>
          </msup>
        </mrow>
        <mo stretchy="false">=</mo>
        <mrow>
          <mo fence="true" form="prefix" stretchy="false">(</mo>
          <mrow>
            <mrow>
              <mi>x</mi>
              <mo stretchy="false">+</mo>
              <mi>y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x</mi>
              <mo stretchy="false">−</mo>
              <mi>y</mi>
            </mrow>
          </mrow>
          <mo fence="true" form="postfix" stretchy="false">)</mo>
        </mrow>
        <mo stretchy="false">=</mo>
        <mrow>
          <mi>a</mi>
          <mo stretchy="false">∗</mo>
          <mi>b</mi>
        </mrow>
      </mrow>
    </mrow>
    <annotation encoding="StarMath 5.0">n=x^2-y^2=( x+y )( x-y )=a * b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row>
          <mo fence="true" form="prefix" stretchy="false">⌈</mo>
          <mrow>
            <msqrt>
              <mi>n</mi>
            </msqrt>
          </mrow>
          <mo fence="true" form="postfix" stretchy="false">⌉</mo>
        </mrow>
        <mo stretchy="false">+</mo>
        <mi>k</mi>
      </mrow>
    </mrow>
    <annotation encoding="StarMath 5.0">x = lceil sqrt n rceil +k</annotation>
  </semantics>
</math>
</file>

<file path=Object 6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i>s</mi>
                  <mo stretchy="false">+</mo>
                  <mn>1</mn>
                </mrow>
              </mrow>
              <mo fence="true" form="postfix" stretchy="false">)</mo>
            </mrow>
            <mn>2</mn>
          </msup>
          <mo stretchy="false">−</mo>
          <mi>n</mi>
        </mrow>
        <mo stretchy="false">=</mo>
        <mrow>
          <msup>
            <mi>s</mi>
            <mn>2</mn>
          </msup>
          <mo stretchy="false">+</mo>
          <mn>2</mn>
        </mrow>
      </mrow>
      <mrow>
        <mi>s</mi>
        <mo stretchy="false">+</mo>
        <mn>1</mn>
        <mo stretchy="false">−</mo>
        <mi>n</mi>
      </mrow>
    </mrow>
    <annotation encoding="StarMath 5.0">( s+1 )^2-n=s^2+2s+1-n</annotation>
  </semantics>
</math>
</file>

<file path=Object 7/content.xml><?xml version="1.0" encoding="utf-8"?>
<math xmlns="http://www.w3.org/1998/Math/MathML" display="block">
  <semantics>
    <mrow>
      <mi>s</mi>
      <mo stretchy="false">=</mo>
      <mrow>
        <mrow>
          <mo fence="true" form="prefix" stretchy="false">⌈</mo>
          <mrow>
            <msqrt>
              <mi>n</mi>
            </msqrt>
          </mrow>
          <mo fence="true" form="postfix" stretchy="false">⌉</mo>
        </mrow>
        <mo stretchy="false">+</mo>
        <mi>k</mi>
      </mrow>
    </mrow>
    <annotation encoding="StarMath 5.0">s=lceil sqrt n rceil + k</annotation>
  </semantics>
</math>
</file>